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381" officeooo:paragraph-rsid="00013381"/>
    </style:style>
    <style:style style:name="P2" style:family="paragraph" style:parent-style-name="Standard">
      <style:text-properties officeooo:rsid="000dd574" officeooo:paragraph-rsid="000dd574"/>
    </style:style>
    <style:style style:name="P3" style:family="paragraph" style:parent-style-name="Standard">
      <style:text-properties officeooo:rsid="00048507" officeooo:paragraph-rsid="00048507"/>
    </style:style>
    <style:style style:name="P4" style:family="paragraph" style:parent-style-name="Standard">
      <style:text-properties officeooo:rsid="00120fbe" officeooo:paragraph-rsid="00120fbe"/>
    </style:style>
    <style:style style:name="P5" style:family="paragraph" style:parent-style-name="Standard">
      <style:text-properties officeooo:rsid="0013149b" officeooo:paragraph-rsid="0013149b"/>
    </style:style>
    <style:style style:name="T1" style:family="text">
      <style:text-properties officeooo:rsid="00167145"/>
    </style:style>
    <style:style style:name="T2" style:family="text">
      <style:text-properties officeooo:rsid="00048507"/>
    </style:style>
    <style:style style:name="T3" style:family="text">
      <style:text-properties officeooo:rsid="0013149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ce the coefficients of the transfer function polynomials are real the zeros and poles consist of either real roots or conjugate pairs. <text:span text:style-name="T1">One conjugate pair of zeros can be combined with one pair of poles to form a single bi-quad stage with real coefficients. </text:span><text:span text:style-name="T2">For more than one bi-quad stage it doesn’t matter which conjugate pair of zeros is associated with a conjugate pair of poles, just as long as there all represented.</text:span></text:p>
      <text:p text:style-name="P1"/>
      <text:p text:style-name="P2">The function for a single bi-quad stage.</text:p>
      <text:p text:style-name="P1"><draw:frame draw:style-name="fr1" draw:name="Object1" text:anchor-type="as-char" svg:y="-0.5925in" svg:width="1.9398in" svg:height="1.14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Expanding the numerator and simplifying the result.</text:p>
      <text:p text:style-name="P3"><draw:frame draw:style-name="fr1" draw:name="Object2" text:anchor-type="as-char" svg:y="-0.5835in" svg:width="2.1602in" svg:height="1.133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2">In the case of purely imaginary zeros and regular poles the transfer function of the stage can be further simplified.</text:p>
      <text:p text:style-name="P2"><draw:frame draw:style-name="fr1" draw:name="Object3" text:anchor-type="as-char" svg:y="-0.6016in" svg:width="3.9744in" svg:height="1.170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4">Once the stage <text:span text:style-name="T3">prototype </text:span>function is found the bilinear transform can be applied to obtain the digital filter stage at a given frequency.</text:p>
      <text:p text:style-name="P4"><draw:frame draw:style-name="fr1" draw:name="Object4" text:anchor-type="as-char" svg:y="-0.6728in" svg:width="2.1126in" svg:height="1.31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draw:frame draw:style-name="fr1" draw:name="Object5" text:anchor-type="as-char" svg:y="-0.2929in" svg:width="5.2917in" svg:height="0.49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5">This can be converted to a form that is conducive to implementation by a digital filter.</text:p>
      <text:p text:style-name="P4"><text:soft-page-break/><draw:frame draw:style-name="fr1" draw:name="Object6" text:anchor-type="as-char" svg:y="-0.761in" svg:width="4.2563in" svg:height="1.487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23T11:12:16.374151422</meta:creation-date>
    <dc:date>2025-11-14T15:59:04.188081482</dc:date>
    <meta:editing-duration>P1DT2H42M48S</meta:editing-duration>
    <meta:editing-cycles>11</meta:editing-cycles>
    <meta:generator>LibreOffice/25.2.6.2$Linux_X86_64 LibreOffice_project/40d1a0e1d5bdf1afaeae24d9ece32bbb00fa66a4</meta:generator>
    <meta:document-statistic meta:table-count="0" meta:image-count="0" meta:object-count="6" meta:page-count="2" meta:paragraph-count="12" meta:word-count="146" meta:character-count="857" meta:non-whitespace-character-count="717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f</mi>
              <mi>i</mi>
            </msub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i>s</mi>
                        <mo stretchy="false">−</mo>
                        <msub>
                          <mi>z</mi>
                          <mi>i</mi>
                        </msub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s</mi>
                        <mo stretchy="false">−</mo>
                        <mover accent="true">
                          <msub>
                            <mi>z</mi>
                            <mi>i</mi>
                          </msub>
                          <mo stretchy="false">^</mo>
                        </mover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i>s</mi>
                        <mo stretchy="false">−</mo>
                        <msub>
                          <mi>p</mi>
                          <mi>i</mi>
                        </msub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s</mi>
                        <mo stretchy="false">−</mo>
                        <mover accent="true">
                          <msub>
                            <mi>p</mi>
                            <mi>i</mi>
                          </msub>
                          <mo stretchy="false">^</mo>
                        </mover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sub>
                    <mi>n</mi>
                    <mi>i</mi>
                  </msub>
                  <mrow>
                    <mo fence="true" form="prefix" stretchy="false">(</mo>
                    <mrow>
                      <mi>s</mi>
                    </mrow>
                    <mo fence="true" form="postfix" stretchy="false">)</mo>
                  </mrow>
                </mrow>
                <mrow>
                  <msub>
                    <mi>d</mi>
                    <mi>i</mi>
                  </msub>
                  <mrow>
                    <mo fence="true" form="prefix" stretchy="false">(</mo>
                    <mrow>
                      <mi>s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row>
              <msub>
                <mi>z</mi>
                <mi>i</mi>
              </msub>
              <mo stretchy="false">=</mo>
              <msup>
                <mi>i</mi>
                <mi mathvariant="italic">th</mi>
              </msup>
            </mrow>
            <mi mathvariant="italic">zero</mi>
          </mrow>
        </mtd>
      </mtr>
      <mtr>
        <mtd>
          <mrow>
            <mrow>
              <mover accent="true">
                <msub>
                  <mi>z</mi>
                  <mi>i</mi>
                </msub>
                <mo stretchy="false">^</mo>
              </mover>
              <mo stretchy="false">=</mo>
              <mi mathvariant="italic">conjugate</mi>
            </mrow>
            <mi mathvariant="italic">of</mi>
            <msub>
              <mi>z</mi>
              <mi>i</mi>
            </msub>
          </mrow>
        </mtd>
      </mtr>
      <mtr>
        <mtd>
          <mrow>
            <mrow>
              <msub>
                <mi>p</mi>
                <mi>i</mi>
              </msub>
              <mo stretchy="false">=</mo>
              <msup>
                <mi>i</mi>
                <mi mathvariant="italic">th</mi>
              </msup>
            </mrow>
            <mi mathvariant="italic">pole</mi>
          </mrow>
        </mtd>
      </mtr>
    </mtable>
    <annotation encoding="StarMath 5.0">f sub i(s) = {(s - z sub i)(s - hat z sub i)}
over
{(s - p sub i)(s- hat p sub i)}
= {n sub i (s)}over{d sub i (s)}
newline
z sub i = i^th zero
newline
hat z sub i = conjugate of z sub i
newline
p sub i = i^th pole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n</mi>
              <mi>i</mi>
            </msub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s</mi>
                    <mo stretchy="false">−</mo>
                    <msub>
                      <mi>z</mi>
                      <mi>i</mi>
                    </msub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s</mi>
                  <mo stretchy="false">−</mo>
                  <mover accent="true">
                    <msub>
                      <mi>z</mi>
                      <mi>i</mi>
                    </msub>
                    <mo stretchy="false">^</mo>
                  </mover>
                </mrow>
              </mrow>
              <mo fence="true" form="postfix" stretchy="false">)</mo>
            </mrow>
          </mrow>
        </mtd>
      </mtr>
      <mtr>
        <mtd>
          <mrow>
            <mrow>
              <mrow/>
              <mo stretchy="false">=</mo>
              <mrow>
                <msup>
                  <mi>s</mi>
                  <mn>2</mn>
                </msup>
                <mo stretchy="false">−</mo>
                <mrow>
                  <mo fence="true" form="prefix" stretchy="false">(</mo>
                  <mrow>
                    <mrow>
                      <msub>
                        <mi>z</mi>
                        <mi>i</mi>
                      </msub>
                      <mo stretchy="false">+</mo>
                      <mover accent="true">
                        <msub>
                          <mi>z</mi>
                          <mi>i</mi>
                        </msub>
                        <mo stretchy="false">^</mo>
                      </mover>
                    </mrow>
                  </mrow>
                  <mo fence="true" form="postfix" stretchy="false">)</mo>
                </mrow>
              </mrow>
            </mrow>
            <mrow>
              <mi>s</mi>
              <mo stretchy="false">+</mo>
              <msub>
                <mi>z</mi>
                <mi>i</mi>
              </msub>
            </mrow>
            <mover accent="true">
              <msub>
                <mi>z</mi>
                <mi>i</mi>
              </msub>
              <mo stretchy="false">^</mo>
            </mover>
          </mrow>
        </mtd>
      </mtr>
      <mtr>
        <mtd>
          <mrow>
            <mrow>
              <mrow/>
              <mo stretchy="false">=</mo>
              <mrow>
                <msup>
                  <mi>s</mi>
                  <mn>2</mn>
                </msup>
                <mo stretchy="false">−</mo>
                <mn>2</mn>
              </mrow>
            </mrow>
            <mi mathvariant="normal">ℜ</mi>
            <msub>
              <mi>z</mi>
              <mi>i</mi>
            </msub>
            <mrow>
              <mi>s</mi>
              <mo stretchy="false">+</mo>
              <msup>
                <mrow>
                  <mo fence="true" form="prefix" stretchy="false">(</mo>
                  <mrow>
                    <mrow>
                      <mi mathvariant="normal">ℜ</mi>
                      <msub>
                        <mi>z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 mathvariant="normal">ℑ</mi>
                      <msub>
                        <mi>z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>
            <mi mathvariant="normal">ℜ</mi>
            <mrow>
              <msub>
                <mi>z</mi>
                <mi>i</mi>
              </msub>
              <mo stretchy="false">=</mo>
              <mi mathvariant="italic">real</mi>
            </mrow>
            <mi mathvariant="italic">component</mi>
            <mi mathvariant="italic">of</mi>
            <msub>
              <mi>z</mi>
              <mi>i</mi>
            </msub>
          </mrow>
        </mtd>
      </mtr>
      <mtr>
        <mtd>
          <mrow>
            <mi mathvariant="normal">ℑ</mi>
            <mrow>
              <msub>
                <mi>z</mi>
                <mi>i</mi>
              </msub>
              <mo stretchy="false">=</mo>
              <mi mathvariant="italic">imaginary</mi>
            </mrow>
            <mi mathvariant="italic">component</mi>
            <mi mathvariant="italic">of</mi>
            <msub>
              <mi>z</mi>
              <mi>i</mi>
            </msub>
          </mrow>
        </mtd>
      </mtr>
    </mtable>
    <annotation encoding="StarMath 5.0">n sub i (s) = (s - z sub i)(s - hat z sub i)
newline
{}=s^2 - (z sub i + hat z sub i)s + z sub i hat z sub i
newline
{}=s^2 - 2 Re z sub i s + (Re z sub i)^2 + (Im z sub i)^2
newline
Re z sub i = real component of z sub i
newline
Im z sub i = imaginary component of z sub i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f</mi>
              <mi>i</mi>
            </msub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i>s</mi>
                        <mo stretchy="false">−</mo>
                        <msub>
                          <mi>z</mi>
                          <mi>i</mi>
                        </msub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s</mi>
                        <mo stretchy="false">−</mo>
                        <mover accent="true">
                          <msub>
                            <mi>z</mi>
                            <mi>i</mi>
                          </msub>
                          <mo stretchy="false">^</mo>
                        </mover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i>s</mi>
                        <mo stretchy="false">−</mo>
                        <msub>
                          <mi>p</mi>
                          <mi>i</mi>
                        </msub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s</mi>
                        <mo stretchy="false">−</mo>
                        <mover accent="true">
                          <msub>
                            <mi>p</mi>
                            <mi>i</mi>
                          </msub>
                          <mo stretchy="false">^</mo>
                        </mover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sup>
                    <mi>s</mi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i mathvariant="normal">ℑ</mi>
                          <msub>
                            <mi>z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  <mrow>
                  <mrow>
                    <msup>
                      <mi>s</mi>
                      <mn>2</mn>
                    </msup>
                    <mo stretchy="false">−</mo>
                    <mn>2</mn>
                  </mrow>
                  <mi mathvariant="normal">ℜ</mi>
                  <msub>
                    <mi>p</mi>
                    <mi>i</mi>
                  </msub>
                  <mrow>
                    <mi>s</mi>
                    <mo stretchy="false">+</mo>
                    <msub>
                      <mi>p</mi>
                      <mi>i</mi>
                    </msub>
                  </mrow>
                  <mover accent="true">
                    <msub>
                      <mi>p</mi>
                      <mi>i</mi>
                    </msub>
                    <mo stretchy="false">^</mo>
                  </mover>
                </mrow>
              </mfrac>
              <mo stretchy="false">=</mo>
              <mfrac>
                <mrow>
                  <msup>
                    <mi>s</mi>
                    <mn>2</mn>
                  </msup>
                  <mo stretchy="false">+</mo>
                  <msub>
                    <mtext>cn0</mtext>
                    <mi>i</mi>
                  </msub>
                </mrow>
                <mrow>
                  <mrow>
                    <msup>
                      <mi>s</mi>
                      <mn>2</mn>
                    </msup>
                    <mo stretchy="false">+</mo>
                    <msub>
                      <mtext>cd1</mtext>
                      <mi>i</mi>
                    </msub>
                  </mrow>
                  <mrow>
                    <mi>s</mi>
                    <mo stretchy="false">+</mo>
                    <msub>
                      <mtext>cd0</mtext>
                      <mi>i</mi>
                    </msub>
                  </mrow>
                </mrow>
              </mfrac>
            </mrow>
          </mrow>
        </mtd>
      </mtr>
      <mtr>
        <mtd>
          <mrow>
            <msub>
              <mtext>cn0</mtext>
              <mi>i</mi>
            </msub>
            <mo stretchy="false">=</mo>
            <msup>
              <mrow>
                <mo fence="true" form="prefix" stretchy="false">(</mo>
                <mrow>
                  <mrow>
                    <mi mathvariant="normal">ℑ</mi>
                    <msub>
                      <mi>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td>
      </mtr>
      <mtr>
        <mtd>
          <mrow>
            <mrow>
              <msub>
                <mtext>cd1</mtext>
                <mi>i</mi>
              </msub>
              <mo stretchy="false">=</mo>
              <mrow>
                <mo stretchy="false">−</mo>
                <mn>2</mn>
              </mrow>
            </mrow>
            <mi mathvariant="normal">ℜ</mi>
            <msub>
              <mi>p</mi>
              <mi>i</mi>
            </msub>
          </mrow>
        </mtd>
      </mtr>
      <mtr>
        <mtd>
          <mrow>
            <mrow>
              <msub>
                <mtext>cd0</mtext>
                <mi>i</mi>
              </msub>
              <mo stretchy="false">=</mo>
              <msub>
                <mi>p</mi>
                <mi>i</mi>
              </msub>
            </mrow>
            <mover accent="true">
              <msub>
                <mi>p</mi>
                <mi>i</mi>
              </msub>
              <mo stretchy="false">^</mo>
            </mover>
          </mrow>
        </mtd>
      </mtr>
    </mtable>
    <annotation encoding="StarMath 5.0">f sub i(s) = {(s - z sub i)(s - hat z sub i)}
over
{(s - p sub i)(s- hat p sub i)}
=
{s^2 + (Im z sub i)^2}
over
{s^2 - 2 Re p sub i s + p sub i hat p sub i}
=
{s^2 + "cn0" sub i}
over
{s^2 + "cd1" sub i s + "cd0" sub i}
newline
"cn0" sub i = (Im z sub i)^2
newline
"cd1" sub i = -2 Re p sub i
newline
"cd0" sub i = p sub i hat p sub i

</annotation>
  </semantics>
</math>
</file>

<file path=Object 4/content.xml><?xml version="1.0" encoding="utf-8"?>
<math xmlns="http://www.w3.org/1998/Math/MathML" display="block">
  <semantics>
    <mtable>
      <mtr>
        <mtd>
          <mrow>
            <mi>s</mi>
            <mo stretchy="false">⇒</mo>
            <mfrac>
              <mn>1</mn>
              <mrow>
                <mi>tan</mi>
                <mrow>
                  <mo fence="true" form="prefix" stretchy="false">(</mo>
                  <mrow>
                    <mrow>
                      <mi mathvariant="normal">ω</mi>
                      <mo stretchy="false">/</mo>
                      <mn>2</mn>
                    </mrow>
                  </mrow>
                  <mo fence="true" form="postfix" stretchy="false">)</mo>
                </mrow>
              </mrow>
            </mfrac>
            <mrow>
              <mfrac>
                <mrow>
                  <mo fence="true" form="prefix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form="postfix" stretchy="false">)</mo>
                </mrow>
              </mfrac>
              <mo stretchy="false">=</mo>
              <mi>K</mi>
            </mrow>
            <mfrac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z</mi>
                    <mo stretchy="false">+</mo>
                    <mn>1</mn>
                  </mrow>
                </mrow>
                <mo fence="true" form="postfix" stretchy="false">)</mo>
              </mrow>
            </mfrac>
          </mrow>
        </mtd>
      </mtr>
      <mtr>
        <mtd>
          <mrow>
            <mrow>
              <mi mathvariant="normal">ω</mi>
              <mo stretchy="false">=</mo>
              <mn>2</mn>
            </mrow>
            <mi mathvariant="normal">π</mi>
            <mfrac>
              <msub>
                <mi>f</mi>
                <mi>c</mi>
              </msub>
              <msub>
                <mi>f</mi>
                <mi>s</mi>
              </msub>
            </mfrac>
          </mrow>
        </mtd>
      </mtr>
      <mtr>
        <mtd>
          <mrow>
            <mrow>
              <msub>
                <mi>f</mi>
                <mi>c</mi>
              </msub>
              <mo stretchy="false">=</mo>
              <mi mathvariant="italic">cutoff</mi>
            </mrow>
            <mi mathvariant="italic">frequency</mi>
          </mrow>
        </mtd>
      </mtr>
      <mtr>
        <mtd>
          <mrow>
            <mrow>
              <msub>
                <mi>f</mi>
                <mi>s</mi>
              </msub>
              <mo stretchy="false">=</mo>
              <mi mathvariant="italic">sampling</mi>
            </mrow>
            <mi mathvariant="italic">frequency</mi>
          </mrow>
        </mtd>
      </mtr>
    </mtable>
    <annotation encoding="StarMath 5.0">s drarrow 1 over {tan(%omega/2)} (z-1) over (z+1) 
=
K (z-1) over (z+1)
newline
%omega = 2 %pi f sub c over f sub s
newline
f sub c = cutoff frequency
newline
f sub s = sampling frequency</annotation>
  </semantics>
</math>
</file>

<file path=Object 5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sub>
          <mi>f</mi>
          <mi>i</mi>
        </msub>
      </mrow>
      <mrow>
        <mrow>
          <mo fence="true" form="prefix" stretchy="false">(</mo>
          <mrow>
            <mrow>
              <mi>K</mi>
              <mfrac>
                <mrow>
                  <mo fence="true" form="prefix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form="postfix" stretchy="false">)</mo>
                </mrow>
              </mfrac>
            </mrow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row>
                  <msub>
                    <mtext>cn0</mtext>
                    <mi>i</mi>
                  </msub>
                  <mo stretchy="false">+</mo>
                  <msup>
                    <mi>K</mi>
                    <mn>2</mn>
                  </msup>
                </mrow>
              </mrow>
              <mo fence="true" form="postfix" stretchy="false">)</mo>
            </mrow>
            <mrow>
              <msup>
                <mi>z</mi>
                <mn>2</mn>
              </msup>
              <mo stretchy="false">+</mo>
              <mrow>
                <mo fence="true" form="prefix" stretchy="false">(</mo>
                <mrow>
                  <mrow>
                    <mn>2</mn>
                    <mrow>
                      <msub>
                        <mtext>cn0</mtext>
                        <mi>i</mi>
                      </msub>
                      <mo stretchy="false">−</mo>
                      <mn>2</mn>
                    </mrow>
                    <msup>
                      <mi>K</mi>
                      <mn>2</mn>
                    </msup>
                  </mrow>
                </mrow>
                <mo fence="true" form="postfix" stretchy="false">)</mo>
              </mrow>
            </mrow>
            <mrow>
              <mi>z</mi>
              <mo stretchy="false">+</mo>
              <msub>
                <mtext>cn0</mtext>
                <mi>i</mi>
              </msub>
              <mo stretchy="false">+</mo>
              <msup>
                <mi>K</mi>
                <mn>2</mn>
              </msup>
            </mrow>
          </mrow>
          <mrow>
            <mrow>
              <mo fence="true" form="prefix" stretchy="false">(</mo>
              <mrow>
                <mrow>
                  <mrow>
                    <msub>
                      <mtext>cd0</mtext>
                      <mi>i</mi>
                    </msub>
                    <mo stretchy="false">+</mo>
                    <mi>K</mi>
                  </mrow>
                  <mrow>
                    <msub>
                      <mtext>cd1</mtext>
                      <mi>i</mi>
                    </msub>
                    <mo stretchy="false">+</mo>
                    <msup>
                      <mi>K</mi>
                      <mn>2</mn>
                    </msup>
                  </mrow>
                </mrow>
              </mrow>
              <mo fence="true" form="postfix" stretchy="false">)</mo>
            </mrow>
            <mrow>
              <msup>
                <mi>z</mi>
                <mn>2</mn>
              </msup>
              <mo stretchy="false">+</mo>
              <mrow>
                <mo fence="true" form="prefix" stretchy="false">(</mo>
                <mrow>
                  <mrow>
                    <mn>2</mn>
                    <mrow>
                      <msub>
                        <mtext>cd0</mtext>
                        <mi>i</mi>
                      </msub>
                      <mo stretchy="false">−</mo>
                      <mn>2</mn>
                    </mrow>
                    <msup>
                      <mi>K</mi>
                      <mn>2</mn>
                    </msup>
                  </mrow>
                </mrow>
                <mo fence="true" form="postfix" stretchy="false">)</mo>
              </mrow>
            </mrow>
            <mrow>
              <mi>z</mi>
              <mo stretchy="false">+</mo>
              <msub>
                <mtext>cd0</mtext>
                <mi>i</mi>
              </msub>
              <mo stretchy="false">−</mo>
              <mi>K</mi>
            </mrow>
            <mrow>
              <msub>
                <mtext>cd1</mtext>
                <mi>i</mi>
              </msub>
              <mo stretchy="false">+</mo>
              <msup>
                <mi>K</mi>
                <mn>2</mn>
              </msup>
            </mrow>
          </mrow>
        </mfrac>
      </mrow>
    </mrow>
    <annotation encoding="StarMath 5.0">F sub i(z) = f sub i(K (z-1)over(z+1))
=
{ ("cn0" sub i+K^2) z^2 + (2 "cn0" sub i - 2 K^2) z + "cn0" sub i + K^2}
over
{ ("cd0" sub i + K "cd1" sub i +K^2) z^2 + (2 "cd0" sub i - 2 K^2) z + "cd0" sub i - K "cd1" sub i + K^2}</annotation>
  </semantics>
</math>
</file>

<file path=Object 6/content.xml><?xml version="1.0" encoding="utf-8"?>
<math xmlns="http://www.w3.org/1998/Math/MathML" display="block">
  <semantics>
    <mtable>
      <mtr>
        <mtd>
          <mrow>
            <mfrac>
              <mrow>
                <mrow>
                  <mo fence="true" form="prefix" stretchy="false">(</mo>
                  <mrow>
                    <mrow>
                      <msub>
                        <mtext>cn0</mtext>
                        <mi>i</mi>
                      </msub>
                      <mo stretchy="false">+</mo>
                      <msup>
                        <mi>K</mi>
                        <mn>2</mn>
                      </msup>
                    </mrow>
                  </mrow>
                  <mo fence="true" form="postfix" stretchy="false">)</mo>
                </mrow>
                <mrow>
                  <msup>
                    <mi>z</mi>
                    <mn>2</mn>
                  </msup>
                  <mo stretchy="false">+</mo>
                  <mrow>
                    <mo fence="true" form="prefix" stretchy="false">(</mo>
                    <mrow>
                      <mrow>
                        <mn>2</mn>
                        <mrow>
                          <msub>
                            <mtext>cn0</mtext>
                            <mi>i</mi>
                          </msub>
                          <mo stretchy="false">−</mo>
                          <mn>2</mn>
                        </mrow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i>z</mi>
                  <mo stretchy="false">+</mo>
                  <msub>
                    <mtext>cn0</mtext>
                    <mi>i</mi>
                  </msub>
                  <mo stretchy="false">+</mo>
                  <msup>
                    <mi>K</mi>
                    <mn>2</mn>
                  </msup>
                </mrow>
              </mrow>
              <mrow>
                <mrow>
                  <mo fence="true" form="prefix" stretchy="false">(</mo>
                  <mrow>
                    <mrow>
                      <mrow>
                        <msub>
                          <mtext>cd0</mtext>
                          <mi>i</mi>
                        </msub>
                        <mo stretchy="false">+</mo>
                        <mi>K</mi>
                      </mrow>
                      <mrow>
                        <msub>
                          <mtext>cd1</mtext>
                          <mi>i</mi>
                        </msub>
                        <mo stretchy="false">+</mo>
                        <msup>
                          <mi>K</mi>
                          <mn>2</mn>
                        </msup>
                      </mrow>
                    </mrow>
                  </mrow>
                  <mo fence="true" form="postfix" stretchy="false">)</mo>
                </mrow>
                <mrow>
                  <msup>
                    <mi>z</mi>
                    <mn>2</mn>
                  </msup>
                  <mo stretchy="false">+</mo>
                  <mrow>
                    <mo fence="true" form="prefix" stretchy="false">(</mo>
                    <mrow>
                      <mrow>
                        <mn>2</mn>
                        <mrow>
                          <msub>
                            <mtext>cd0</mtext>
                            <mi>i</mi>
                          </msub>
                          <mo stretchy="false">−</mo>
                          <mn>2</mn>
                        </mrow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i>z</mi>
                  <mo stretchy="false">+</mo>
                  <msub>
                    <mtext>cd0</mtext>
                    <mi>i</mi>
                  </msub>
                  <mo stretchy="false">−</mo>
                  <mi>K</mi>
                </mrow>
                <mrow>
                  <msub>
                    <mtext>cd1</mtext>
                    <mi>i</mi>
                  </msub>
                  <mo stretchy="false">+</mo>
                  <msup>
                    <mi>K</mi>
                    <mn>2</mn>
                  </msup>
                </mrow>
              </mrow>
            </mfrac>
            <mo stretchy="false">⋅</mo>
            <mfrac>
              <msup>
                <mi>z</mi>
                <mrow>
                  <mo stretchy="false">−</mo>
                  <mn>2</mn>
                </mrow>
              </msup>
              <msup>
                <mi>z</mi>
                <mrow>
                  <mo stretchy="false">−</mo>
                  <mn>2</mn>
                </mrow>
              </msup>
            </mfrac>
          </mrow>
        </mtd>
      </mtr>
      <mtr>
        <mtd>
          <mrow>
            <mrow/>
            <mo stretchy="false">=</mo>
            <mfrac>
              <mrow>
                <mrow>
                  <mrow>
                    <mo fence="true" form="prefix" stretchy="false">(</mo>
                    <mrow>
                      <mrow>
                        <msub>
                          <mtext>cn0</mtext>
                          <mi>i</mi>
                        </msub>
                        <mo stretchy="false">+</mo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  <mo stretchy="false">+</mo>
                  <mrow>
                    <mo fence="true" form="prefix" stretchy="false">(</mo>
                    <mrow>
                      <mrow>
                        <mn>2</mn>
                        <mrow>
                          <msub>
                            <mtext>cn0</mtext>
                            <mi>i</mi>
                          </msub>
                          <mo stretchy="false">−</mo>
                          <mn>2</mn>
                        </mrow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sup>
                    <mi>z</mi>
                    <mrow>
                      <mo stretchy="false">−</mo>
                      <mn>1</mn>
                    </mrow>
                  </msup>
                  <mo stretchy="false">+</mo>
                  <mrow>
                    <mo fence="true" form="prefix" stretchy="false">(</mo>
                    <mrow>
                      <mrow>
                        <msub>
                          <mtext>cn0</mtext>
                          <mi>i</mi>
                        </msub>
                        <mo stretchy="false">+</mo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sup>
                  <mi>z</mi>
                  <mrow>
                    <mo stretchy="false">−</mo>
                    <mn>2</mn>
                  </mrow>
                </msup>
              </mrow>
              <mrow>
                <mrow>
                  <mrow>
                    <mo fence="true" form="prefix" stretchy="false">(</mo>
                    <mrow>
                      <mrow>
                        <mrow>
                          <msub>
                            <mtext>cd0</mtext>
                            <mi>i</mi>
                          </msub>
                          <mo stretchy="false">+</mo>
                          <mi>K</mi>
                        </mrow>
                        <mrow>
                          <msub>
                            <mtext>cd1</mtext>
                            <mi>i</mi>
                          </msub>
                          <mo stretchy="false">+</mo>
                          <msup>
                            <mi>K</mi>
                            <mn>2</mn>
                          </msup>
                        </mrow>
                      </mrow>
                    </mrow>
                    <mo fence="true" form="postfix" stretchy="false">)</mo>
                  </mrow>
                  <mo stretchy="false">+</mo>
                  <mrow>
                    <mo fence="true" form="prefix" stretchy="false">(</mo>
                    <mrow>
                      <mrow>
                        <mn>2</mn>
                        <mrow>
                          <msub>
                            <mtext>cd0</mtext>
                            <mi>i</mi>
                          </msub>
                          <mo stretchy="false">−</mo>
                          <mn>2</mn>
                        </mrow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sup>
                    <mi>z</mi>
                    <mrow>
                      <mo stretchy="false">−</mo>
                      <mn>1</mn>
                    </mrow>
                  </msup>
                  <mo stretchy="false">+</mo>
                  <mrow>
                    <mo fence="true" form="prefix" stretchy="false">(</mo>
                    <mrow>
                      <mrow>
                        <mrow>
                          <msub>
                            <mtext>cd0</mtext>
                            <mi>i</mi>
                          </msub>
                          <mo stretchy="false">−</mo>
                          <mi>K</mi>
                        </mrow>
                        <mrow>
                          <msub>
                            <mtext>cd1</mtext>
                            <mi>i</mi>
                          </msub>
                          <mo stretchy="false">+</mo>
                          <msup>
                            <mi>K</mi>
                            <mn>2</mn>
                          </msup>
                        </mrow>
                      </mrow>
                    </mrow>
                    <mo fence="true" form="postfix" stretchy="false">)</mo>
                  </mrow>
                </mrow>
                <msup>
                  <mi>z</mi>
                  <mrow>
                    <mo stretchy="false">−</mo>
                    <mn>2</mn>
                  </mrow>
                </msup>
              </mrow>
            </mfrac>
          </mrow>
        </mtd>
      </mtr>
      <mtr>
        <mtd>
          <mrow>
            <mrow/>
            <mo stretchy="false">=</mo>
            <mfrac>
              <mrow>
                <mrow>
                  <msub>
                    <mtext>b0</mtext>
                    <mi>i</mi>
                  </msub>
                  <mo stretchy="false">+</mo>
                  <msub>
                    <mtext>b1</mtext>
                    <mi>i</mi>
                  </msub>
                </mrow>
                <mrow>
                  <msup>
                    <mi>z</mi>
                    <mrow>
                      <mo stretchy="false">−</mo>
                      <mn>1</mn>
                    </mrow>
                  </msup>
                  <mo stretchy="false">+</mo>
                  <msub>
                    <mtext>b2</mtext>
                    <mi>i</mi>
                  </msub>
                </mrow>
                <msup>
                  <mi>z</mi>
                  <mrow>
                    <mo stretchy="false">−</mo>
                    <mn>2</mn>
                  </mrow>
                </msup>
              </mrow>
              <mrow>
                <mrow>
                  <msub>
                    <mtext>a0</mtext>
                    <mi>i</mi>
                  </msub>
                  <mo stretchy="false">+</mo>
                  <msub>
                    <mtext>a1</mtext>
                    <mi>i</mi>
                  </msub>
                </mrow>
                <mrow>
                  <msup>
                    <mi>z</mi>
                    <mrow>
                      <mo stretchy="false">−</mo>
                      <mn>1</mn>
                    </mrow>
                  </msup>
                  <mo stretchy="false">+</mo>
                  <msub>
                    <mtext>a2</mtext>
                    <mi>i</mi>
                  </msub>
                </mrow>
                <msup>
                  <mi>z</mi>
                  <mrow>
                    <mo stretchy="false">−</mo>
                    <mn>2</mn>
                  </mrow>
                </msup>
              </mrow>
            </mfrac>
          </mrow>
        </mtd>
      </mtr>
    </mtable>
    <annotation encoding="StarMath 5.0">{ ("cn0" sub i+K^2) z^2 + (2 "cn0" sub i - 2 K^2) z + "cn0" sub i + K^2}
over
{ ("cd0" sub i + K "cd1" sub i +K^2) z^2 + (2 "cd0" sub i - 2 K^2) z + "cd0" sub i - K "cd1" sub i + K^2}
cdot
{z^-2 over z^-2}
newline
{}= 
{ ("cn0" sub i+K^2) + (2 "cn0" sub i - 2 K^2) z^-1 + ("cn0" sub i + K^2) z^-2}
over
{ ("cd0" sub i + K "cd1" sub i +K^2) + (2 "cd0" sub i - 2 K^2) z^-1 + ("cd0" sub i - K "cd1" sub i + K^2) z^-2}
newline
{}=
{ "b0" sub i + "b1" sub i z^-1 + "b2" sub i z^-2 }
over
{ "a0" sub i + "a1" sub i z^-1 + "a2" sub i z^-2 }

</annotation>
  </semantics>
</math>
</file>